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018a"/>
    </style:style>
    <style:style style:name="P2" style:family="paragraph" style:parent-style-name="Text_20_body">
      <style:paragraph-properties fo:text-align="start" style:justify-single-word="false"/>
      <style:text-properties officeooo:paragraph-rsid="000a018a"/>
    </style:style>
    <style:style style:name="P3" style:family="paragraph" style:parent-style-name="Text_20_body">
      <style:paragraph-properties fo:text-align="start" style:justify-single-word="false"/>
      <style:text-properties officeooo:paragraph-rsid="00301345"/>
    </style:style>
    <style:style style:name="P4" style:family="paragraph" style:parent-style-name="Text_20_body">
      <style:paragraph-properties fo:text-align="start" style:justify-single-word="false"/>
      <style:text-properties officeooo:paragraph-rsid="0031e94e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fo:letter-spacing="normal" officeooo:paragraph-rsid="000a018a" style:font-name-asian="Times New Roman" style:font-size-asian="12pt" style:font-style-asian="normal" style:font-weight-asian="normal"/>
    </style:style>
    <style:style style:name="P6" style:family="paragraph" style:parent-style-name="Title">
      <style:paragraph-properties fo:text-align="center" style:justify-single-word="false"/>
      <style:text-properties officeooo:rsid="00268042" officeooo:paragraph-rsid="00268042"/>
    </style:style>
    <style:style style:name="P7" style:family="paragraph" style:parent-style-name="Text_20_body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fo:letter-spacing="normal" officeooo:paragraph-rsid="000a018a" style:font-name-asian="Times New Roman" style:font-size-asian="12pt" style:font-style-asian="normal" style:font-weight-asian="normal"/>
    </style:style>
    <style:style style:name="T1" style:family="text">
      <style:text-properties fo:font-variant="normal" fo:text-transform="none" fo:color="#000000" fo:letter-spacing="normal" style:font-name-asian="Times New Roman" style:font-size-asian="12pt" style:font-style-asian="normal" style:font-weight-asian="bold"/>
    </style:style>
    <style:style style:name="T2" style:family="text">
      <style:text-properties fo:font-variant="normal" fo:text-transform="none" fo:color="#000000" fo:letter-spacing="normal" style:font-name-asian="Times New Roman" style:font-size-asian="12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apple-system" style:font-size-asian="10.5pt" style:font-style-asian="normal" style:font-weight-asian="normal"/>
    </style:style>
    <style:style style:name="T4" style:family="text">
      <style:text-properties fo:font-variant="normal" fo:text-transform="none" fo:color="#000000" style:font-name="apple-system" fo:font-size="10.5pt" fo:letter-spacing="normal" fo:font-style="normal" fo:font-weight="normal" style:font-name-asian="Times New Roman" style:font-size-asian="12pt" style:font-style-asian="normal" style:font-weight-asian="normal"/>
    </style:style>
    <style:style style:name="T5" style:family="text">
      <style:text-properties officeooo:rsid="002e3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美麗的誓言</text:p>
      <text:p text:style-name="P2"><text:tab/><text:tab/><text:tab/><text:tab/><text:tab/><text:tab/><text:tab/><text:tab/><text:tab/><text:tab/><text:tab/><text:tab/><text:tab/><text:span text:style-name="T5">twitter舊文</text:span></text:p>
      <text:p text:style-name="P1">你說<text:line-break/>這一樹山花爛漫<text:line-break/>就是我們再相見時<text:line-break/>樹下叮咚的泉水<text:line-break/>見證了那晚美麗的誓言<text:line-break/><text:line-break/>我如約而至<text:line-break/>山花依舊<text:line-break/>甘泉如故<text:line-break/>只是夢裏的身影<text:line-break/>卻不知 何處<text:line-break/><text:line-break/>我依花而住<text:line-break/>花開千樹<text:line-break/>水繞千山<text:line-break/>爲了一個美麗的誓言<text:line-break/>我望穿了千年</text:p>
      <text:p text:style-name="P3">--------<text:line-break/>《平凡的世界》孫少平與田小霞的約會。中學看這本小說時，感觸最深的就是孫少平一個人故地重遊的約會。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山　月</text:span><text:line-break/>---席慕蓉<text:line-break/><text:line-break/><text:span text:style-name="T2">我曾踏月而去</text:span><text:line-break/><text:span text:style-name="T2">只因你在山中</text:span><text:line-break/><text:span text:style-name="T2">而在今夜诉说着的热泪里</text:span><text:line-break/><text:span text:style-name="T2">犹见你微笑的面容</text:span><text:line-break/><text:line-break/><text:span text:style-name="T2">丛山黯暗</text:span><text:line-break/><text:span text:style-name="T2">我华年已逝</text:span><text:line-break/><text:span text:style-name="T2">想林中次次春回　依然</text:span><text:line-break/><text:span text:style-name="T2">会有强健的你</text:span><text:line-break/><text:span text:style-name="T2">挽我拾级而上</text:span><text:line-break/><text:span text:style-name="T2">而月色如水　芳草凄迷</text:span></text:p>
      <text:p text:style-name="P5"/>
      <text:p text:style-name="P5"/>
      <text:p text:style-name="P7"/>
      <text:p text:style-name="P4"><text:span text:style-name="T3">中學時買了一本汪國真的詩，看了沒啥感覺，就扔得無影無蹤了。所以老師很重要，學技術碰到一個名師，職業生涯不一樣，而學生時代，尤其是中小學，碰到一個好的語文和文學老師，人生會不一樣 。要是早聽過席慕蓉 ，估計中學都改行成文科生了。她的詩裏很常用“你”和“親愛的”等詞彙，讓人讀着很很強的帶入感和親切感，有種聯想翩翩，想入非非的感覺，或許這就是一種寫詩的常用技巧，可以拉近彼此的心裡距離，讀着也讓人舒服。如果總是他、她、它，把這裡改成那裡，又或者即使是你們的第二人稱，都會讓讀者看着心裡少了一些黏合度和親近感。<text:line-break/>她的詩有點模範情書的味道。中學時代就少了這麼一本書。</text:span><text:span text:style-name="T2"><text:line-break/><text:line-break/></text:span><text:span text:style-name="T3">山　月</text:span><text:span text:style-name="T2"><text:line-break/></text:span><text:span text:style-name="T4">---</text:span><text:span text:style-name="T3">席慕蓉</text:span><text:span text:style-name="T2"><text:line-break/><text:line-break/></text:span><text:span text:style-name="T3">我曾踏月而去</text:span><text:span text:style-name="T2"><text:line-break/></text:span><text:span text:style-name="T3">只因你在山中</text:span><text:span text:style-name="T2"><text:line-break/></text:span><text:span text:style-name="T3">而在今夜诉说着的热泪里</text:span><text:span text:style-name="T2"><text:line-break/></text:span><text:span text:style-name="T3">犹见你微笑的面容</text:span><text:span text:style-name="T2"><text:line-break/><text:line-break/></text:span><text:span text:style-name="T3">丛山黯暗</text:span><text:span text:style-name="T2"><text:line-break/></text:span><text:span text:style-name="T3">我华年已逝</text:span><text:span text:style-name="T2"><text:line-break/></text:span><text:span text:style-name="T3">想林中次次春回　依然</text:span><text:span text:style-name="T2"><text:line-break/></text:span><text:span text:style-name="T3">会有强健的你</text:span><text:span text:style-name="T2"><text:line-break/></text:span><text:span text:style-name="T3">挽我拾级而上</text:span><text:span text:style-name="T2"><text:line-break/></text:span><text:span text:style-name="T3">而月色如水　芳草凄迷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0-01T10:11:05.260128215</dc:date>
    <meta:editing-duration>PT2H39M2S</meta:editing-duration>
    <meta:editing-cycles>39</meta:editing-cycles>
    <meta:document-statistic meta:table-count="0" meta:image-count="0" meta:object-count="0" meta:page-count="2" meta:paragraph-count="6" meta:word-count="572" meta:character-count="657" meta:non-whitespace-character-count="589"/>
  </office:meta>
</office:document-meta>
</file>